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</office:automatic-styles>
  <office:body>
    <office:text>
      <text:p text:style-name="Title">Readme.rmd</text:p>
      <text:p text:style-name="Author">Sergio Pedro R Oliveira</text:p>
      <text:p text:style-name="Date">2022-03-09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: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instrução Design de banco de dado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09T12:45:41Z</meta:creation-date>
    <dc:date>2022-03-09T12:45:41Z</dc:date>
    <meta:user-defined meta:name="date" meta:value-type="string">2022-03-09</meta:user-defined>
    <meta:user-defined meta:name="output" meta:value-type="string"/>
  </office:meta>
</office:document-meta>
</file>